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 style:font-family-generic="swiss"/>
    <style:font-face style:name="Courier" svg:font-family="Courier, 'Courier New'" style:font-family-generic="modern" style:font-pitch="fixed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end"/>
      <style:text-properties fo:font-size="44pt" style:font-size-asian="44pt" style:font-size-complex="44pt"/>
    </style:style>
    <style:style style:name="P4" style:family="paragraph">
      <style:paragraph-properties fo:text-align="end"/>
    </style:style>
    <style:style style:name="T1" style:family="text">
      <style:text-properties style:use-window-font-color="true" style:font-name="Helvetica" fo:font-size="44pt" fo:letter-spacing="normal" fo:language="en" fo:country="US" style:letter-kerning="true" style:font-name-asian="Tahoma" style:font-size-asian="44pt" style:language-asian="hi" style:country-asian="IN" style:font-size-complex="44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The VISTA Lifecycle </text:span>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A short discussion</text:p>
            <text:p text:style-name="P2"/>
            <text:p text:style-name="P2"/>
            <text:p text:style-name="P2">VISTA Expertise Net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maintain softwa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ld School</text:p>
                <text:list>
                  <text:list-item>
                    <text:p>AutoCAD 1.0; AutoCAD 2.0...</text:p>
                  </text:list-item>
                </text:list>
              </text:list-item>
              <text:list-item>
                <text:p>Current Windows</text:p>
                <text:list>
                  <text:list-item>
                    <text:p>Service Packs and Patches</text:p>
                  </text:list-item>
                </text:list>
              </text:list-item>
              <text:list-item>
                <text:p>Mac OS and iOS</text:p>
                <text:list>
                  <text:list-item>
                    <text:p>4 years ago... old school</text:p>
                  </text:list-item>
                  <text:list-item>
                    <text:p>Now, p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ux and frie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{</text:p>
              </text:list-item>
              <text:list-item>
                <text:p><text:s text:c="2"/>"name": "cassandra-driver",</text:p>
              </text:list-item>
              <text:list-item>
                <text:p><text:s text:c="2"/>"version": "2.1.0",</text:p>
              </text:list-item>
              <text:list-item>
                <text:p><text:s text:c="2"/>"description": "DataStax Node.js Driver for Apache Cassandra",...</text:p>
              </text:list-item>
              <text:list-item>
                <text:p><text:s text:c="2"/>"dependencies": {</text:p>
              </text:list-item>
              <text:list-item>
                <text:p><text:s text:c="4"/>"async": "^0.9.0",</text:p>
              </text:list-item>
              <text:list-item>
                <text:p><text:s text:c="4"/>"long": "^2.2.0"</text:p>
              </text:list-item>
              <text:list-item>
                <text:p><text:s text:c="2"/>},</text:p>
              </text:list-item>
              <text:list-item>
                <text:p><text:s text:c="2"/>"devDependencies": {</text:p>
              </text:list-item>
              <text:list-item>
                <text:p><text:s text:c="4"/>"mocha": "&gt;= 1.14.0",</text:p>
              </text:list-item>
              <text:list-item>
                <text:p><text:s text:c="4"/>"rewire": "&gt;= 2.1.0"</text:p>
              </text:list-item>
              <text:list-item>
                <text:p><text:s text:c="2"/>},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about VIST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ach part of VISTA is called an Application</text:p>
                <text:list>
                  <text:list-item>
                    <text:p>Outpatient Pharmacy 7.0</text:p>
                  </text:list-item>
                  <text:list-item>
                    <text:p>Lab 5.2</text:p>
                  </text:list-item>
                  <text:list-item>
                    <text:p>Scheduling 5.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way it should b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ab 5.2 patch 1 (LR*5.2*1)</text:p>
              </text:list-item>
              <text:list-item>
                <text:p>Lab 5.2 patch 2</text:p>
              </text:list-item>
              <text:list-item>
                <text:p>…</text:p>
              </text:list-item>
              <text:list-item>
                <text:p>Lab 5.2 patch 16 (LR*5.2*16)</text:p>
              </text:list-item>
              <text:list-item>
                <text:p>Lab 5.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it is now since the 90'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ftp foia-vista.osehra.org:/Patches_By_Application/LR-LABORATORY&gt; dir</text:p>
              </text:list-item>
              <text:list-item>
                <text:p>drwxr-xr-x <text:s/>-- <text:s/>.. <text:s text:c="18"/></text:p>
              </text:list-item>
              <text:list-item>
                <text:p>-rw-r--r-- <text:s/>-- <text:s/>lr-5p2_seq-292_pat-373.kid</text:p>
              </text:list-item>
              <text:list-item>
                <text:p>-rw-r--r-- <text:s/>-- <text:s/>lr-5p2_seq-292_pat-373.txt</text:p>
              </text:list-item>
              <text:list-item>
                <text:p>-rw-r--r-- <text:s/>-- <text:s/>lr-5p2_seq-293_pat-377.kid</text:p>
              </text:list-item>
              <text:list-item>
                <text:p>-rw-r--r-- <text:s/>-- <text:s/>lr-5p2_seq-293_pat-377.txt</text:p>
              </text:list-item>
              <text:list-item>
                <text:p>-rw-r--r-- <text:s/>-- <text:s/>lr-5p2_seq-294_pat-378.kid</text:p>
              </text:list-item>
              <text:list-item>
                <text:p>-rw-r--r-- <text:s/>-- <text:s/>lr-5p2_seq-294_pat-378.txt</text:p>
              </text:list-item>
              <text:list-item>
                <text:p>-rw-r--r-- <text:s/>-- <text:s/>lr-5p2_seq-295_pat-375.kid</text:p>
              </text:list-item>
              <text:list-item>
                <text:p>-rw-r--r-- <text:s/>-- <text:s/>lr-5p2_seq-295_pat-375.t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's a patc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iginally, its meaning is correct: “Fix a problem until we get you a new version”</text:p>
              </text:list-item>
              <text:list-item>
                <text:p>Now: “Fix a problem; add a feature; delete a feature”.</text:p>
              </text:list-item>
              <text:list-item>
                <text:p>VA has a moratorium on new software development in VISTA... therefore...</text:p>
                <text:list>
                  <text:list-item>
                    <text:p>CPRS is at version 1.0... ???? 1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Let's look at a patch</text:p>
          </draw:text-box>
        </draw:frame>
        <draw:frame draw:style-name="gr2" draw:text-style-name="P3" draw:layer="layout" svg:width="20.32cm" svg:height="2.059cm" svg:x="3.81cm" svg:y="4.291cm">
          <draw:text-box>
            <text:p text:style-name="P1"><text:span text:style-name="T2">lr-5p2_seq-295_pat-375.kid</text:span></text:p>
          </draw:text-box>
        </draw:frame>
        <draw:line draw:style-name="gr3" draw:text-style-name="P4" draw:layer="layout" svg:x1="4.318cm" svg:y1="6.096cm" svg:x2="4.318cm" svg:y2="8.636cm">
          <text:p/>
        </draw:line>
        <draw:frame draw:style-name="gr4" draw:text-style-name="P4" draw:layer="layout" svg:width="4.318cm" svg:height="1.673cm" svg:x="1.27cm" svg:y="8.636cm">
          <draw:text-box>
            <text:p>LAB namespace</text:p>
          </draw:text-box>
        </draw:frame>
        <draw:line draw:style-name="gr3" draw:text-style-name="P4" draw:layer="layout" svg:x1="6.35cm" svg:y1="6.35cm" svg:x2="6.35cm" svg:y2="11.938cm">
          <text:p/>
        </draw:line>
        <draw:frame draw:style-name="gr4" draw:text-style-name="P4" draw:layer="layout" svg:width="2.032cm" svg:height="0.962cm" svg:x="5.334cm" svg:y="11.938cm">
          <draw:text-box>
            <text:p>V 5.2</text:p>
          </draw:text-box>
        </draw:frame>
        <draw:line draw:style-name="gr3" draw:text-style-name="P4" draw:layer="layout" svg:x1="11.176cm" svg:y1="6.35cm" svg:x2="11.176cm" svg:y2="11.938cm">
          <text:p/>
        </draw:line>
        <draw:frame draw:style-name="gr4" draw:text-style-name="P4" draw:layer="layout" svg:width="4.826cm" svg:height="0.962cm" svg:x="9.144cm" svg:y="11.938cm">
          <draw:text-box>
            <text:p>Sequence 295</text:p>
          </draw:text-box>
        </draw:frame>
        <draw:line draw:style-name="gr3" draw:text-style-name="P4" draw:layer="layout" svg:x1="18.542cm" svg:y1="6.35cm" svg:x2="18.542cm" svg:y2="11.938cm">
          <text:p/>
        </draw:line>
        <draw:frame draw:style-name="gr4" draw:text-style-name="P4" draw:layer="layout" svg:width="5.842cm" svg:height="0.962cm" svg:x="16.002cm" svg:y="11.992cm">
          <draw:text-box>
            <text:p>Patch 375</text:p>
          </draw:text-box>
        </draw:frame>
        <draw:frame draw:style-name="gr4" draw:text-style-name="P3" draw:layer="layout" svg:width="19.558cm" svg:height="1.991cm" svg:x="3.556cm" svg:y="17.018cm">
          <draw:text-box>
            <text:p text:style-name="P1"><text:span text:style-name="T2">lr-5p2_seq-295_pat-375.txt</text:span></text:p>
          </draw:text-box>
        </draw:frame>
        <draw:frame draw:style-name="gr4" draw:text-style-name="P4" draw:layer="layout" svg:width="4.826cm" svg:height="0.962cm" svg:x="10.16cm" svg:y="14.478cm">
          <draw:text-box>
            <text:p>Release Notes</text:p>
          </draw:text-box>
        </draw:frame>
        <draw:line draw:style-name="gr3" draw:text-style-name="P4" draw:layer="layout" svg:x1="12.446cm" svg:y1="17.018cm" svg:x2="12.446cm" svg:y2="15.4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ease 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$TXT Created by CARPENTER,TERRY at DAYT17.FO-BAYPINES.MED.VA.GOV <text:s/>(KIDS) on Thursday, 02/07/08 at 17:03</text:p>
              </text:list-item>
              <text:list-item>
                <text:p/>
              </text:list-item>
              <text:list-item>
                <text:p>Run Date: MAR 25, 2008 <text:s text:c="20"/>Designation: LR*5.2*375</text:p>
              </text:list-item>
              <text:list-item>
                <text:p>Package : LR - LAB SERVICE <text:s text:c="19"/>Priority: Mandatory</text:p>
              </text:list-item>
              <text:list-item>
                <text:p>Version : 5.2 <text:s text:c="6"/>SEQ #295 <text:s text:c="19"/>Status: Released</text:p>
              </text:list-item>
              <text:list-item>
                <text:p><text:s text:c="18"/>Compliance Date: APR 25, 2008</text:p>
              </text:list-item>
              <text:list-item>
                <text:p/>
              </text:list-item>
              <text:list-item>
                <text:p>Associated patches: (v)LR*5.2*331 <text:s/>&lt;&lt;= must be installed BEFORE `LR*5.2*375'</text:p>
              </text:list-item>
              <text:list-item>
                <text:p/>
              </text:list-item>
              <text:list-item>
                <text:p>Subject: FIX PROBLEM WITH INCOMPLETE ENTRIES IN ACCESSION FILE (#6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are the problems he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“Patchitis”</text:p>
                <text:list>
                  <text:list-item>
                    <text:p>Stale software</text:p>
                  </text:list-item>
                </text:list>
              </text:list-item>
              <text:list-item>
                <text:p>Problems for users outside of the VA </text:p>
                <text:list>
                  <text:list-item>
                    <text:p>No coordination of patch numbers/sequence numbers</text:p>
                  </text:list-item>
                  <text:list-item>
                    <text:p>No custodianship of a specific package</text:p>
                  </text:list-item>
                  <text:list-item>
                    <text:p>Very loose quality control</text:p>
                  </text:list-item>
                  <text:list-item>
                    <text:p>Duplication of ef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OSEHRA Patch Module</text:p>
          </draw:text-box>
        </draw:frame>
        <draw:frame presentation:style-name="pr6" draw:layer="layout" svg:width="25.199cm" svg:height="12.179cm" svg:x="1.4cm" svg:y="4.914cm" presentation:class="subtitle">
          <draw:text-box>
            <text:p>The answer to some of these issues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ahoma1" svg:font-family="Tahoma" style:font-family-generic="swiss"/>
    <style:font-face style:name="Courier" svg:font-family="Courier, 'Courier New'" style:font-family-generic="modern" style:font-pitch="fixed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" style:font-family-asian="Tahoma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1.5pt" fo:font-style="italic" fo:font-weight="bold" style:font-name-asian="Tahoma" style:font-family-asian="Tahoma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OSEHRA_20_VISTA_20_List_20_Last_20_Item" style:display-name="OSEHRA VISTA List Last Item" style:family="graphic">
      <style:paragraph-properties fo:margin-left="0.995cm" fo:margin-right="0cm" fo:margin-top="0cm" fo:margin-bottom="0.986cm" fo:line-height="0.564cm" fo:text-indent="0cm" style:text-autospace="none"/>
      <style:text-properties style:font-name="Palatino" fo:font-family="Palatino" style:font-family-generic="roman" style:font-pitch="variable" fo:font-size="14pt"/>
    </style:style>
    <style:style style:name="OSEHRA_20_VISTA_20_List" style:display-name="OSEHRA VISTA List" style:family="graphic">
      <style:paragraph-properties fo:margin-left="0.995cm" fo:margin-right="0cm" fo:margin-top="0cm" fo:margin-bottom="0cm" fo:line-height="0.564cm" fo:text-indent="0cm" style:text-autospace="none"/>
      <style:text-properties style:font-name="Palatino" fo:font-family="Palatino" style:font-family-generic="roman" style:font-pitch="variable" fo:font-size="14pt"/>
    </style:style>
    <style:style style:name="OSEHRA_20_VISTA_20_Body_20_Text" style:display-name="OSEHRA VISTA Body Text" style:family="graphic">
      <style:paragraph-properties fo:margin-top="0cm" fo:margin-bottom="0.995cm" fo:line-height="0.564cm" style:text-autospace="none"/>
      <style:text-properties style:use-window-font-color="true" style:font-name="Palatino" fo:font-family="Palatino" style:font-family-generic="roman" style:font-pitch="variable" fo:font-size="14pt" fo:language="en" fo:country="US" style:letter-kerning="true" style:font-name-asian="Tahoma" style:font-family-asian="Tahoma" style:font-family-generic-asian="swiss" style:font-pitch-asian="variable" style:language-asian="hi" style:country-asian="IN"/>
    </style:style>
    <style:style style:name="OSEHRA_20_VISTA_20_Caption" style:display-name="OSEHRA VISTA Caption" style:family="graphic">
      <style:paragraph-properties fo:margin-top="0cm" fo:margin-bottom="0.995cm" fo:line-height="0.564cm" style:text-autospace="none"/>
      <style:text-properties style:font-name="Palatino" fo:font-family="Palatino" style:font-family-generic="roman" style:font-pitch="variable" fo:font-size="11pt" fo:font-weight="bold" style:font-weight-asian="bold" style:font-weight-complex="bold"/>
    </style:style>
    <style:style style:name="OSEHRA_20_VISTA_20_Heading_20_0" style:display-name="OSEHRA VISTA Heading 0" style:family="graphic">
      <style:paragraph-properties fo:margin-left="0cm" fo:margin-right="0cm" fo:margin-top="0.995cm" fo:margin-bottom="0.995cm" fo:line-height="1.129cm" fo:text-indent="0cm" style:text-autospace="none"/>
      <style:text-properties style:font-name="Helvetica" fo:font-family="Helvetica, Arial" style:font-family-generic="swiss" style:font-pitch="variable" fo:font-size="24pt" fo:letter-spacing="normal"/>
    </style:style>
    <style:style style:name="OSEHRA_20_VISTA_20_Heading_20_1" style:display-name="OSEHRA VISTA Heading 1" style:family="graphic">
      <style:paragraph-properties fo:margin-left="0cm" fo:margin-right="0cm" fo:margin-top="0.995cm" fo:margin-bottom="0.995cm" fo:line-height="1.129cm" fo:text-indent="0cm" style:text-autospace="none"/>
      <style:text-properties style:use-window-font-color="true" style:font-name="Helvetica" fo:font-family="Helvetica, Arial" style:font-family-generic="swiss" style:font-pitch="variable" fo:font-size="24pt" fo:letter-spacing="normal" fo:language="en" fo:country="US" style:letter-kerning="true" style:font-name-asian="Tahoma" style:font-family-asian="Tahoma" style:font-family-generic-asian="swiss" style:font-pitch-asian="variable" style:language-asian="hi" style:country-asian="IN"/>
    </style:style>
    <style:style style:name="OSEHRA_20_VISTA_20_Text_20_in_20_Table" style:display-name="OSEHRA VISTA Text in Table" style:family="graphic">
      <style:paragraph-properties fo:margin-left="0cm" fo:margin-right="0cm" fo:margin-top="0cm" fo:margin-bottom="0cm" fo:line-height="0.564cm" fo:text-indent="0cm" style:text-autospace="none"/>
      <style:text-properties style:font-name="Palatino" fo:font-family="Palatino" style:font-family-generic="roman" style:font-pitch="variable" fo:font-size="14pt"/>
    </style:style>
    <style:style style:name="OSEHRA_20_VISTA_20_Header_2f_Footer" style:display-name="OSEHRA VISTA Header/Footer" style:family="graphic">
      <style:paragraph-properties fo:margin-top="0cm" fo:margin-bottom="0.995cm" fo:line-height="0.564cm" style:text-autospace="none">
        <style:tab-stops>
          <style:tab-stop style:position="31.362cm" style:type="right"/>
        </style:tab-stops>
      </style:paragraph-properties>
      <style:text-properties style:font-name="Palatino" fo:font-family="Palatino" style:font-family-generic="roman" style:font-pitch="variable" fo:font-size="12pt"/>
    </style:style>
    <style:style style:name="OSEHRA_20_VISTA_20_Screen_20_Cap_20_Last" style:display-name="OSEHRA VISTA Screen Cap Last" style:family="graphic">
      <style:paragraph-properties fo:margin-top="0cm" fo:margin-bottom="0.871cm" style:text-autospace="none"/>
      <style:text-properties style:font-name="Courier" fo:font-family="Courier, 'Courier New'" style:font-family-generic="modern" style:font-pitch="fixed" fo:font-weight="normal" style:font-weight-asian="normal" style:font-weight-complex="normal"/>
    </style:style>
    <style:style style:name="OSEHRA_20_VISTA_20_Screen_20_Cap" style:display-name="OSEHRA VISTA Screen Cap" style:family="graphic">
      <style:paragraph-properties style:text-autospace="none"/>
      <style:text-properties style:use-window-font-color="true" style:font-name="Courier" fo:font-family="Courier, 'Courier New'" style:font-family-generic="modern" style:font-pitch="fixed" fo:font-size="12pt" fo:language="en" fo:country="US" fo:font-weight="normal" style:letter-kerning="true" style:font-name-asian="Tahoma" style:font-family-asian="Tahoma" style:font-family-generic-asian="swiss" style:font-pitch-asian="variable" style:language-asian="hi" style:country-asian="IN" style:font-weight-asian="normal" style:font-weight-complex="normal"/>
    </style:style>
    <style:style style:name="OSEHRA_20_VISTA_20_Heading_20_4" style:display-name="OSEHRA VISTA Heading 4" style:family="graphic">
      <style:paragraph-properties fo:margin-left="0cm" fo:margin-right="0cm" fo:margin-top="0cm" fo:margin-bottom="0.995cm" fo:line-height="0.564cm" fo:text-indent="0cm" style:text-autospace="none"/>
      <style:text-properties style:font-name="Helvetica" fo:font-family="Helvetica, Arial" style:font-family-generic="swiss" style:font-pitch="variable" fo:font-size="14pt" fo:letter-spacing="normal" fo:font-style="italic" fo:font-weight="normal" style:font-style-asian="italic" style:font-weight-asian="normal" style:font-style-complex="italic" style:font-weight-complex="normal"/>
    </style:style>
    <style:style style:name="OSEHRA_20_VISTA_20_Heading_20_2" style:display-name="OSEHRA VISTA Heading 2" style:family="graphic">
      <style:paragraph-properties fo:margin-left="0cm" fo:margin-right="0cm" fo:margin-top="0.497cm" fo:margin-bottom="0.497cm" fo:line-height="1.129cm" fo:text-indent="0cm" style:text-autospace="none"/>
      <style:text-properties style:font-name="Helvetica" fo:font-family="Helvetica, Arial" style:font-family-generic="swiss" style:font-pitch="variable" fo:font-size="20pt" fo:letter-spacing="normal" fo:font-style="italic" fo:font-weight="bold" style:font-style-asian="italic" style:font-weight-asian="bold" style:font-style-complex="italic" style:font-weight-complex="bold"/>
    </style:style>
    <style:style style:name="OSEHRA_20_VISTA_20_Heading_20_3" style:display-name="OSEHRA VISTA Heading 3" style:family="graphic">
      <style:paragraph-properties fo:margin-left="0cm" fo:margin-right="0cm" fo:margin-top="0cm" fo:margin-bottom="0.995cm" fo:line-height="1.129cm" fo:text-indent="0cm" style:text-autospace="none"/>
      <style:text-properties style:font-name="Helvetica" fo:font-family="Helvetica, Arial" style:font-family-generic="swiss" style:font-pitch="variable" fo:font-size="16pt" fo:letter-spacing="normal" fo:font-style="normal" fo:font-weight="bold" style:font-style-asian="normal" style:font-weight-asian="bold" style:font-style-complex="normal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Tahoma1" style:font-family-asian="Tahoma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Tahoma1" style:font-family-asian="Tahoma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Tahoma1" style:font-family-asian="Tahoma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2:10:34.546977579</meta:creation-date>
    <dc:date>2015-06-19T13:33:09.064035985</dc:date>
    <meta:editing-duration>PT1H20M29S</meta:editing-duration>
    <meta:editing-cycles>12</meta:editing-cycles>
    <meta:generator>LibreOffice/4.2.8.2$Linux_X86_64 LibreOffice_project/420m0$Build-2</meta:generator>
    <meta:document-statistic meta:object-count="76"/>
  </office:meta>
</office:document-meta>
</file>